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3.579cm"/>
    </style:style>
    <style:style style:name="co4" style:family="table-column">
      <style:table-column-properties fo:break-before="auto" style:column-width="7.835cm"/>
    </style:style>
    <style:style style:name="co5" style:family="table-column">
      <style:table-column-properties fo:break-before="auto" style:column-width="4.897cm"/>
    </style:style>
    <style:style style:name="co6" style:family="table-column">
      <style:table-column-properties fo:break-before="auto" style:column-width="3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lg-ewolucyjny-reproduckja" table:style-name="ta1">
        <table:shapes>
          <draw:frame draw:z-index="0" draw:style-name="gr1" draw:text-style-name="P1" svg:width="15.999cm" svg:height="8.999cm" svg:x="5.809cm" svg:y="13.919cm">
            <draw:object draw:notify-on-update-of-ranges="'alg-ewolucyjny-reproduckja'.G34:'alg-ewolucyjny-reproduckja'.G37 'alg-ewolucyjny-reproduckja'.B19:'alg-ewolucyjny-reproduckja'.B19 'alg-ewolucyjny-reproduckja'.B21:'alg-ewolucyjny-reproduckja'.B21 'alg-ewolucyjny-reproduckja'.B22:'alg-ewolucyjny-reproduckja'.B22 'alg-ewolucyjny-reproduckja'.B20:'alg-ewolucyjny-reproduckja'.B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25%</text:p>
          </table:table-cell>
          <table:covered-table-cell table:number-columns-repeated="4" table:style-name="Default"/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6" calcext:value-type="float">
            <text:p>8.4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5" calcext:value-type="float">
            <text:p>5.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7.11" calcext:value-type="float">
            <text:p>7.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8" calcext:value-type="float">
            <text:p>5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50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94" calcext:value-type="float">
            <text:p>7.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96" calcext:value-type="float">
            <text:p>6.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6" calcext:value-type="float">
            <text:p>5.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75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78" calcext:value-type="float">
            <text:p>7.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4.91" calcext:value-type="float">
            <text:p>4.9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58" calcext:value-type="float">
            <text:p>5.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100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54" calcext:value-type="float">
            <text:p>8.5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4" calcext:value-type="float">
            <text:p>5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1" calcext:value-type="float">
            <text:p>6.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" calcext:value-type="float">
            <text:p>5.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table:number-columns-spanned="5" table:number-rows-spanned="1"/>
          <table:covered-table-cell table:number-columns-repeated="3" table:style-name="Default"/>
          <table:covered-table-cell/>
          <table:table-cell/>
        </table:table-row>
        <table:table-row table:style-name="ro1" table:number-rows-repeated="4"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75" calcext:value-type="percentage">
            <text:p>75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1" calcext:value-type="percentage">
            <text:p>100.00%</text:p>
          </table:table-cell>
        </table:table-row>
      </table:table>
      <table:table table:name="alg-ewolucyjny-populacja" table:style-name="ta1">
        <table:shapes>
          <draw:frame draw:z-index="0" draw:style-name="gr1" draw:text-style-name="P1" svg:width="20.149cm" svg:height="10.619cm" svg:x="4.713cm" svg:y="16.818cm">
            <draw:object draw:notify-on-update-of-ranges="'alg-ewolucyjny-populacja'.H10:'alg-ewolucyjny-populacja'.H15 'alg-ewolucyjny-populacja'.B24:'alg-ewolucyjny-populacja'.B24 'alg-ewolucyjny-populacja'.B26:'alg-ewolucyjny-populacja'.B26 'alg-ewolucyjny-populacja'.B27:'alg-ewolucyjny-populacja'.B27 'alg-ewolucyjny-populacja'.B25:'alg-ewolucyjny-populacja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10.9" calcext:value-type="float">
            <text:p>10.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8.39" calcext:value-type="float">
            <text:p>8.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9.81" calcext:value-type="float">
            <text:p>9.8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20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10.28" calcext:value-type="float">
            <text:p>10.2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36" calcext:value-type="float">
            <text:p>6.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8.19" calcext:value-type="float">
            <text:p>8.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7.27" calcext:value-type="float">
            <text:p>7.2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350</text:p>
          </table:table-cell>
          <table:covered-table-cell table:number-columns-repeated="4" table:style-name="Default"/>
          <table:table-cell/>
          <table:table-cell office:value-type="float" office:value="500" calcext:value-type="float">
            <text:p>500</text:p>
          </table:table-cell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4" calcext:value-type="float">
            <text:p>8.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50" calcext:value-type="float">
            <text:p>650</text:p>
          </table:table-cell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74" calcext:value-type="float">
            <text:p>6.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1" calcext:value-type="float">
            <text:p>5.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50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37" calcext:value-type="float">
            <text:p>7.3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42" calcext:value-type="float">
            <text:p>5.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6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25" calcext:value-type="float">
            <text:p>6.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15" calcext:value-type="float">
            <text:p>5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4.91" calcext:value-type="float">
            <text:p>4.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7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22" calcext:value-type="float">
            <text:p>6.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alg-ewolucyjny-praw-mutacji" table:style-name="ta1">
        <table:shapes>
          <draw:frame draw:z-index="0" draw:style-name="gr1" draw:text-style-name="P1" svg:width="15.999cm" svg:height="8.999cm" svg:x="5.669cm" svg:y="13.443cm">
            <draw:object draw:notify-on-update-of-ranges="'alg-ewolucyjny-praw-mutacji'.G34:'alg-ewolucyjny-praw-mutacji'.G38 'alg-ewolucyjny-praw-mutacji'.B24:'alg-ewolucyjny-praw-mutacji'.B24 'alg-ewolucyjny-praw-mutacji'.B26:'alg-ewolucyjny-praw-mutacji'.B26 'alg-ewolucyjny-praw-mutacji'.B27:'alg-ewolucyjny-praw-mutacji'.B27 'alg-ewolucyjny-praw-mutacji'.B25:'alg-ewolucyjny-praw-mutacji'.B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mutacji: 0</text:p>
          </table:table-cell>
          <table:covered-table-cell table:number-columns-repeated="4" table:style-name="Default"/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36" calcext:value-type="float">
            <text:p>8.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59" calcext:value-type="float">
            <text:p>5.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92" calcext:value-type="float">
            <text:p>5.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67" calcext:value-type="float">
            <text:p>5.6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2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64" calcext:value-type="float">
            <text:p>7.6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07" calcext:value-type="float">
            <text:p>6.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95" calcext:value-type="float">
            <text:p>5.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50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84" calcext:value-type="float">
            <text:p>8.8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59" calcext:value-type="float">
            <text:p>5.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7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56" calcext:value-type="float">
            <text:p>7.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22" calcext:value-type="float">
            <text:p>6.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21" calcext:value-type="float">
            <text:p>5.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1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2" calcext:value-type="float">
            <text:p>6.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12" calcext:value-type="float">
            <text:p>6.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6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1" calcext:value-type="float">
            <text:p>1</text:p>
          </table:table-cell>
        </table:table-row>
      </table:table>
      <table:table table:name="alg-ewolucyjny-praw-krzyzowania" table:style-name="ta1">
        <table:shapes>
          <draw:frame draw:z-index="0" draw:style-name="gr1" draw:text-style-name="P1" svg:width="15.999cm" svg:height="8.999cm" svg:x="5.669cm" svg:y="13.404cm">
            <draw:object draw:notify-on-update-of-ranges="'alg-ewolucyjny-praw-krzyzowania'.H31:'alg-ewolucyjny-praw-krzyzowania'.H35 'alg-ewolucyjny-praw-krzyzowania'.B24:'alg-ewolucyjny-praw-krzyzowania'.B24 'alg-ewolucyjny-praw-krzyzowania'.B26:'alg-ewolucyjny-praw-krzyzowania'.B26 'alg-ewolucyjny-praw-krzyzowania'.B27:'alg-ewolucyjny-praw-krzyzowania'.B27 'alg-ewolucyjny-praw-krzyzowania'.B25:'alg-ewolucyjny-praw-krzyzowania'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35" calcext:value-type="float">
            <text:p>6.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35" calcext:value-type="float">
            <text:p>6.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87" calcext:value-type="float">
            <text:p>6.8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2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48" calcext:value-type="float">
            <text:p>7.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28" calcext:value-type="float">
            <text:p>6.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9" calcext:value-type="float">
            <text:p>6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8" calcext:value-type="float">
            <text:p>5.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50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59" calcext:value-type="float">
            <text:p>7.5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86" calcext:value-type="float">
            <text:p>5.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28" calcext:value-type="float">
            <text:p>6.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38" calcext:value-type="float">
            <text:p>5.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7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4" calcext:value-type="float">
            <text:p>8.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08" calcext:value-type="float">
            <text:p>6.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03" calcext:value-type="float">
            <text:p>6.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1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69" calcext:value-type="float">
            <text:p>7.6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63" calcext:value-type="float">
            <text:p>6.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</table:table-row>
      </table:table>
      <table:table table:name="alg-ewolucyjny-domyslne" table:style-name="ta1">
        <table:shapes>
          <draw:frame draw:z-index="0" draw:style-name="gr1" draw:text-style-name="P1" svg:width="17.561cm" svg:height="9.88cm" svg:x="7.242cm" svg:y="5.182cm">
            <draw:object draw:notify-on-update-of-ranges="'alg-ewolucyjny-domyslne'.B3:'alg-ewolucyjny-domyslne'.B3 'alg-ewolucyjny-domyslne'.C3:'alg-ewolucyjny-domyslne'.C3 'alg-ewolucyjny-domyslne'.B4:'alg-ewolucyjny-domyslne'.B4 'alg-ewolucyjny-domyslne'.C4:'alg-ewolucyjny-domyslne'.C4 'alg-ewolucyjny-domyslne'.B5:'alg-ewolucyjny-domyslne'.B5 'alg-ewolucyjny-domyslne'.C5:'alg-ewolucyjny-domyslne'.C5 'alg-ewolucyjny-domyslne'.B6:'alg-ewolucyjny-domyslne'.B6 'alg-ewolucyjny-domyslne'.C6:'alg-ewolucyjny-domyslne'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03" calcext:value-type="float">
            <text:p>8.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7" calcext:value-type="float">
            <text:p>5.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alg-knuta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czba symulacji</text:p>
          </table:table-cell>
          <table:table-cell office:value-type="string" calcext:value-type="string">
            <text:p>Średnia liczba pró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-00-00</text:date>, <text:time style:data-style-name="N2" text:time-value="17:45:44.55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17:47:23.578000000</dc:date>
    <meta:editing-duration>PT2H30M14S</meta:editing-duration>
    <meta:editing-cycles>9</meta:editing-cycles>
    <meta:generator>LibreOffice/7.3.2.2$Windows_X86_64 LibreOffice_project/49f2b1bff42cfccbd8f788c8dc32c1c309559be0</meta:generator>
    <meta:document-statistic meta:table-count="6" meta:cell-count="493" meta:object-count="5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62cm" svg:height="9.881cm" xlink:href=".." xlink:type="simple" chart:class="chart:bar" chart:style-name="ch1">
        <chart:title svg:x="2.307cm" svg:y="0.332cm" chart:style-name="ch2">
          <text:p>Wykres średniej liczby populacji dla wybranych metod selekcji</text:p>
        </chart:title>
        <chart:legend chart:legend-position="bottom" svg:x="5.08cm" svg:y="9.29cm" style:legend-expansion="wide" chart:style-name="ch3"/>
        <chart:plot-area chart:style-name="ch4" table:cell-range-address="'alg-ewolucyjny-domyslne'.B3:'alg-ewolucyjny-domyslne'.C6" chart:data-source-has-labels="column" svg:x="0.217cm" svg:y="0.24cm" svg:width="15.697cm" svg:height="8.163cm">
          <chart:coordinate-region svg:x="0.962cm" svg:y="0.436cm" svg:width="14.952cm" svg:height="7.773cm"/>
          <chart:axis chart:dimension="x" chart:name="primary-x" chart:style-name="ch5">
            <chart:title svg:x="6.326cm" svg:y="8.601cm" chart:style-name="ch6">
              <text:p>Średnia liczba populacji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lg-ewolucyjny-domyslne'.C3:'alg-ewolucyjny-domyslne'.C3" chart:label-cell-address="'alg-ewolucyjny-domyslne'.B3:'alg-ewolucyjny-domyslne'.B3" chart:class="chart:bar">
            <chart:data-point/>
          </chart:series>
          <chart:series chart:style-name="ch10" chart:values-cell-range-address="'alg-ewolucyjny-domyslne'.C4:'alg-ewolucyjny-domyslne'.C4" chart:label-cell-address="'alg-ewolucyjny-domyslne'.B4:'alg-ewolucyjny-domyslne'.B4" chart:class="chart:bar">
            <chart:data-point/>
          </chart:series>
          <chart:series chart:style-name="ch11" chart:values-cell-range-address="'alg-ewolucyjny-domyslne'.C5:'alg-ewolucyjny-domyslne'.C5" chart:label-cell-address="'alg-ewolucyjny-domyslne'.B5:'alg-ewolucyjny-domyslne'.B5" chart:class="chart:bar">
            <chart:data-point/>
          </chart:series>
          <chart:series chart:style-name="ch12" chart:values-cell-range-address="'alg-ewolucyjny-domyslne'.C6:'alg-ewolucyjny-domyslne'.C6" chart:label-cell-address="'alg-ewolucyjny-domyslne'.B6:'alg-ewolucyjny-domyslne'.B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domyslne'.B3:'alg-ewolucyjny-domyslne'.B3</svg:desc>
                </draw:g>
              </table:table-cell>
              <table:table-cell office:value-type="float" office:value="8.03">
                <text:p>8.03</text:p>
                <draw:g>
                  <svg:desc>'alg-ewolucyjny-domyslne'.C3:'alg-ewolucyjny-domyslne'.C3</svg:desc>
                </draw:g>
              </table:table-cell>
            </table:table-row>
            <table:table-row>
              <table:table-cell office:value-type="string">
                <text:p>Prosta</text:p>
                <draw:g>
                  <svg:desc>'alg-ewolucyjny-domyslne'.B4:'alg-ewolucyjny-domyslne'.B4</svg:desc>
                </draw:g>
              </table:table-cell>
              <table:table-cell office:value-type="float" office:value="5.52">
                <text:p>5.52</text:p>
                <draw:g>
                  <svg:desc>'alg-ewolucyjny-domyslne'.C4:'alg-ewolucyjny-domyslne'.C4</svg:desc>
                </draw:g>
              </table:table-cell>
            </table:table-row>
            <table:table-row>
              <table:table-cell office:value-type="string">
                <text:p>Ruletka</text:p>
                <draw:g>
                  <svg:desc>'alg-ewolucyjny-domyslne'.B5:'alg-ewolucyjny-domyslne'.B5</svg:desc>
                </draw:g>
              </table:table-cell>
              <table:table-cell office:value-type="float" office:value="6.1">
                <text:p>6.1</text:p>
                <draw:g>
                  <svg:desc>'alg-ewolucyjny-domyslne'.C5:'alg-ewolucyjny-domyslne'.C5</svg:desc>
                </draw:g>
              </table:table-cell>
            </table:table-row>
            <table:table-row>
              <table:table-cell office:value-type="string">
                <text:p>Turniejowa</text:p>
                <draw:g>
                  <svg:desc>'alg-ewolucyjny-domyslne'.B6:'alg-ewolucyjny-domyslne'.B6</svg:desc>
                </draw:g>
              </table:table-cell>
              <table:table-cell office:value-type="float" office:value="5.77">
                <text:p>5.77</text:p>
                <draw:g>
                  <svg:desc>'alg-ewolucyjny-domyslne'.C6:'alg-ewolucyjny-domyslne'.C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6cm" svg:y="0.315cm" chart:style-name="ch2">
          <text:p>Wykres średniej liczby populacji dla wybranych metod selekcji dla zmiany prawdopodobieństwa krzyżowania</text:p>
        </chart:title>
        <chart:legend chart:legend-position="bottom" svg:x="4.299cm" svg:y="8.409cm" style:legend-expansion="wide" chart:style-name="ch3"/>
        <chart:plot-area chart:style-name="ch4" table:cell-range-address="'alg-ewolucyjny-praw-krzyzowania'.H31:'alg-ewolucyjny-praw-krzyzowania'.H35 'alg-ewolucyjny-praw-krzyzowania'.B24:'alg-ewolucyjny-praw-krzyzowania'.C27 'alg-ewolucyjny-praw-krzyzowania'.C4:'alg-ewolucyjny-praw-krzyzowania'.C7 'alg-ewolucyjny-praw-krzyzowania'.C9:'alg-ewolucyjny-praw-krzyzowania'.C12 'alg-ewolucyjny-praw-krzyzowania'.C14:'alg-ewolucyjny-praw-krzyzowania'.C17 'alg-ewolucyjny-praw-krzyzowania'.C19:'alg-ewolucyjny-praw-krzyzowania'.C22" chart:data-source-has-labels="both" svg:x="0.32cm" svg:y="1.784cm" svg:width="15.36cm" svg:height="6.261cm">
          <chart:coordinate-region svg:x="1.065cm" svg:y="1.979cm" svg:width="14.615cm" svg:height="5.427cm"/>
          <chart:axis chart:dimension="x" chart:name="primary-x" chart:style-name="ch5" chartooo:axis-type="text">
            <chart:categories table:cell-range-address="'alg-ewolucyjny-praw-krzyzowania'.H31:'alg-ewolucyjny-praw-krzyzowania'.H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praw-krzyzowania'.C4:'alg-ewolucyjny-praw-krzyzowania'.C4 'alg-ewolucyjny-praw-krzyzowania'.C9:'alg-ewolucyjny-praw-krzyzowania'.C9 'alg-ewolucyjny-praw-krzyzowania'.C14:'alg-ewolucyjny-praw-krzyzowania'.C14 'alg-ewolucyjny-praw-krzyzowania'.C19:'alg-ewolucyjny-praw-krzyzowania'.C19 'alg-ewolucyjny-praw-krzyzowania'.C24:'alg-ewolucyjny-praw-krzyzowania'.C24" chart:label-cell-address="'alg-ewolucyjny-praw-krzyzowania'.B24:'alg-ewolucyjny-praw-krzyzowania'.B24" chart:class="chart:bar">
            <chart:data-point chart:repeated="5"/>
          </chart:series>
          <chart:series chart:style-name="ch9" chart:values-cell-range-address="'alg-ewolucyjny-praw-krzyzowania'.C6:'alg-ewolucyjny-praw-krzyzowania'.C6 'alg-ewolucyjny-praw-krzyzowania'.C11:'alg-ewolucyjny-praw-krzyzowania'.C11 'alg-ewolucyjny-praw-krzyzowania'.C16:'alg-ewolucyjny-praw-krzyzowania'.C16 'alg-ewolucyjny-praw-krzyzowania'.C21:'alg-ewolucyjny-praw-krzyzowania'.C21 'alg-ewolucyjny-praw-krzyzowania'.C26:'alg-ewolucyjny-praw-krzyzowania'.C26" chart:label-cell-address="'alg-ewolucyjny-praw-krzyzowania'.B26:'alg-ewolucyjny-praw-krzyzowania'.B26" chart:class="chart:bar">
            <chart:data-point chart:repeated="5"/>
          </chart:series>
          <chart:series chart:style-name="ch10" chart:values-cell-range-address="'alg-ewolucyjny-praw-krzyzowania'.C7:'alg-ewolucyjny-praw-krzyzowania'.C7 'alg-ewolucyjny-praw-krzyzowania'.C12:'alg-ewolucyjny-praw-krzyzowania'.C12 'alg-ewolucyjny-praw-krzyzowania'.C17:'alg-ewolucyjny-praw-krzyzowania'.C17 'alg-ewolucyjny-praw-krzyzowania'.C22:'alg-ewolucyjny-praw-krzyzowania'.C22 'alg-ewolucyjny-praw-krzyzowania'.C27:'alg-ewolucyjny-praw-krzyzowania'.C27" chart:label-cell-address="'alg-ewolucyjny-praw-krzyzowania'.B27:'alg-ewolucyjny-praw-krzyzowania'.B27" chart:class="chart:bar">
            <chart:data-point chart:repeated="5"/>
          </chart:series>
          <chart:series chart:style-name="ch11" chart:values-cell-range-address="'alg-ewolucyjny-praw-krzyzowania'.C5:'alg-ewolucyjny-praw-krzyzowania'.C5 'alg-ewolucyjny-praw-krzyzowania'.C10:'alg-ewolucyjny-praw-krzyzowania'.C10 'alg-ewolucyjny-praw-krzyzowania'.C15:'alg-ewolucyjny-praw-krzyzowania'.C15 'alg-ewolucyjny-praw-krzyzowania'.C20:'alg-ewolucyjny-praw-krzyzowania'.C20 'alg-ewolucyjny-praw-krzyzowania'.C25:'alg-ewolucyjny-praw-krzyzowania'.C25" chart:label-cell-address="'alg-ewolucyjny-praw-krzyzowania'.B25:'alg-ewolucyjny-praw-krzyzowania'.B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alg-ewolucyjny-praw-krzyzowania'.H31:'alg-ewolucyjny-praw-krzyzowania'.H3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raw-krzyzowania'.B24:'alg-ewolucyjny-praw-krzyzowania'.B24</svg:desc>
                </draw:g>
              </table:table-cell>
              <table:table-cell office:value-type="float" office:value="6.35">
                <text:p>6.35</text:p>
                <draw:g>
                  <svg:desc>'alg-ewolucyjny-praw-krzyzowania'.C4:'alg-ewolucyjny-praw-krzyzowania'.C4 'alg-ewolucyjny-praw-krzyzowania'.C9:'alg-ewolucyjny-praw-krzyzowania'.C9 'alg-ewolucyjny-praw-krzyzowania'.C14:'alg-ewolucyjny-praw-krzyzowania'.C14 'alg-ewolucyjny-praw-krzyzowania'.C19:'alg-ewolucyjny-praw-krzyzowania'.C19 'alg-ewolucyjny-praw-krzyzowania'.C24:'alg-ewolucyjny-praw-krzyzowania'.C24</svg:desc>
                </draw:g>
              </table:table-cell>
              <table:table-cell office:value-type="float" office:value="7.48">
                <text:p>7.48</text:p>
              </table:table-cell>
              <table:table-cell office:value-type="float" office:value="7.59">
                <text:p>7.59</text:p>
              </table:table-cell>
              <table:table-cell office:value-type="float" office:value="8.44">
                <text:p>8.4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Ruletka</text:p>
                <draw:g>
                  <svg:desc>'alg-ewolucyjny-praw-krzyzowania'.B26:'alg-ewolucyjny-praw-krzyzowania'.B26</svg:desc>
                </draw:g>
              </table:table-cell>
              <table:table-cell office:value-type="float" office:value="6.35">
                <text:p>6.35</text:p>
                <draw:g>
                  <svg:desc>'alg-ewolucyjny-praw-krzyzowania'.C6:'alg-ewolucyjny-praw-krzyzowania'.C6 'alg-ewolucyjny-praw-krzyzowania'.C11:'alg-ewolucyjny-praw-krzyzowania'.C11 'alg-ewolucyjny-praw-krzyzowania'.C16:'alg-ewolucyjny-praw-krzyzowania'.C16 'alg-ewolucyjny-praw-krzyzowania'.C21:'alg-ewolucyjny-praw-krzyzowania'.C21 'alg-ewolucyjny-praw-krzyzowania'.C26:'alg-ewolucyjny-praw-krzyzowania'.C26</svg:desc>
                </draw:g>
              </table:table-cell>
              <table:table-cell office:value-type="float" office:value="6.19">
                <text:p>6.19</text:p>
              </table:table-cell>
              <table:table-cell office:value-type="float" office:value="6.28">
                <text:p>6.28</text:p>
              </table:table-cell>
              <table:table-cell office:value-type="float" office:value="6.08">
                <text:p>6.08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Turniejowa</text:p>
                <draw:g>
                  <svg:desc>'alg-ewolucyjny-praw-krzyzowania'.B27:'alg-ewolucyjny-praw-krzyzowania'.B27</svg:desc>
                </draw:g>
              </table:table-cell>
              <table:table-cell office:value-type="float" office:value="6.87">
                <text:p>6.87</text:p>
                <draw:g>
                  <svg:desc>'alg-ewolucyjny-praw-krzyzowania'.C7:'alg-ewolucyjny-praw-krzyzowania'.C7 'alg-ewolucyjny-praw-krzyzowania'.C12:'alg-ewolucyjny-praw-krzyzowania'.C12 'alg-ewolucyjny-praw-krzyzowania'.C17:'alg-ewolucyjny-praw-krzyzowania'.C17 'alg-ewolucyjny-praw-krzyzowania'.C22:'alg-ewolucyjny-praw-krzyzowania'.C22 'alg-ewolucyjny-praw-krzyzowania'.C27:'alg-ewolucyjny-praw-krzyzowania'.C27</svg:desc>
                </draw:g>
              </table:table-cell>
              <table:table-cell office:value-type="float" office:value="5.88">
                <text:p>5.88</text:p>
              </table:table-cell>
              <table:table-cell office:value-type="float" office:value="5.38">
                <text:p>5.38</text:p>
              </table:table-cell>
              <table:table-cell office:value-type="float" office:value="6.03">
                <text:p>6.03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Prosta</text:p>
                <draw:g>
                  <svg:desc>'alg-ewolucyjny-praw-krzyzowania'.B25:'alg-ewolucyjny-praw-krzyzowania'.B25</svg:desc>
                </draw:g>
              </table:table-cell>
              <table:table-cell office:value-type="float" office:value="6.25">
                <text:p>6.25</text:p>
                <draw:g>
                  <svg:desc>'alg-ewolucyjny-praw-krzyzowania'.C5:'alg-ewolucyjny-praw-krzyzowania'.C5 'alg-ewolucyjny-praw-krzyzowania'.C10:'alg-ewolucyjny-praw-krzyzowania'.C10 'alg-ewolucyjny-praw-krzyzowania'.C15:'alg-ewolucyjny-praw-krzyzowania'.C15 'alg-ewolucyjny-praw-krzyzowania'.C20:'alg-ewolucyjny-praw-krzyzowania'.C20 'alg-ewolucyjny-praw-krzyzowania'.C25:'alg-ewolucyjny-praw-krzyzowania'.C25</svg:desc>
                </draw:g>
              </table:table-cell>
              <table:table-cell office:value-type="float" office:value="6.28">
                <text:p>6.28</text:p>
              </table:table-cell>
              <table:table-cell office:value-type="float" office:value="5.86">
                <text:p>5.86</text:p>
              </table:table-cell>
              <table:table-cell office:value-type="float" office:value="5.45">
                <text:p>5.45</text:p>
              </table:table-cell>
              <table:table-cell office:value-type="float" office:value="5.42">
                <text:p>5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6cm" svg:y="0.315cm" chart:style-name="ch2">
          <text:p>Wykres średniej liczby populacji dla wybranych metod selekcji dla zmiany prawdopodobieństwa mutacji</text:p>
        </chart:title>
        <chart:legend chart:legend-position="bottom" svg:x="4.299cm" svg:y="8.409cm" style:legend-expansion="wide" chart:style-name="ch3"/>
        <chart:plot-area chart:style-name="ch4" table:cell-range-address="'alg-ewolucyjny-praw-mutacji'.G34:'alg-ewolucyjny-praw-mutacji'.G38 'alg-ewolucyjny-praw-mutacji'.B24:'alg-ewolucyjny-praw-mutacji'.C27 'alg-ewolucyjny-praw-mutacji'.C4:'alg-ewolucyjny-praw-mutacji'.C7 'alg-ewolucyjny-praw-mutacji'.C9:'alg-ewolucyjny-praw-mutacji'.C12 'alg-ewolucyjny-praw-mutacji'.C14:'alg-ewolucyjny-praw-mutacji'.C17 'alg-ewolucyjny-praw-mutacji'.C19:'alg-ewolucyjny-praw-mutacji'.C22" chart:data-source-has-labels="both" svg:x="0.32cm" svg:y="1.784cm" svg:width="15.36cm" svg:height="6.261cm">
          <chart:coordinate-region svg:x="1.065cm" svg:y="1.979cm" svg:width="14.615cm" svg:height="5.427cm"/>
          <chart:axis chart:dimension="x" chart:name="primary-x" chart:style-name="ch5" chartooo:axis-type="text">
            <chart:categories table:cell-range-address="'alg-ewolucyjny-praw-mutacji'.G34:'alg-ewolucyjny-praw-mutacji'.G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praw-mutacji'.C4:'alg-ewolucyjny-praw-mutacji'.C4 'alg-ewolucyjny-praw-mutacji'.C9:'alg-ewolucyjny-praw-mutacji'.C9 'alg-ewolucyjny-praw-mutacji'.C14:'alg-ewolucyjny-praw-mutacji'.C14 'alg-ewolucyjny-praw-mutacji'.C19:'alg-ewolucyjny-praw-mutacji'.C19 'alg-ewolucyjny-praw-mutacji'.C24:'alg-ewolucyjny-praw-mutacji'.C24" chart:label-cell-address="'alg-ewolucyjny-praw-mutacji'.B24:'alg-ewolucyjny-praw-mutacji'.B24" chart:class="chart:bar">
            <chart:data-point chart:repeated="5"/>
          </chart:series>
          <chart:series chart:style-name="ch9" chart:values-cell-range-address="'alg-ewolucyjny-praw-mutacji'.C6:'alg-ewolucyjny-praw-mutacji'.C6 'alg-ewolucyjny-praw-mutacji'.C11:'alg-ewolucyjny-praw-mutacji'.C11 'alg-ewolucyjny-praw-mutacji'.C16:'alg-ewolucyjny-praw-mutacji'.C16 'alg-ewolucyjny-praw-mutacji'.C21:'alg-ewolucyjny-praw-mutacji'.C21 'alg-ewolucyjny-praw-mutacji'.C26:'alg-ewolucyjny-praw-mutacji'.C26" chart:label-cell-address="'alg-ewolucyjny-praw-mutacji'.B26:'alg-ewolucyjny-praw-mutacji'.B26" chart:class="chart:bar">
            <chart:data-point chart:repeated="5"/>
          </chart:series>
          <chart:series chart:style-name="ch10" chart:values-cell-range-address="'alg-ewolucyjny-praw-mutacji'.C7:'alg-ewolucyjny-praw-mutacji'.C7 'alg-ewolucyjny-praw-mutacji'.C12:'alg-ewolucyjny-praw-mutacji'.C12 'alg-ewolucyjny-praw-mutacji'.C17:'alg-ewolucyjny-praw-mutacji'.C17 'alg-ewolucyjny-praw-mutacji'.C22:'alg-ewolucyjny-praw-mutacji'.C22 'alg-ewolucyjny-praw-mutacji'.C27:'alg-ewolucyjny-praw-mutacji'.C27" chart:label-cell-address="'alg-ewolucyjny-praw-mutacji'.B27:'alg-ewolucyjny-praw-mutacji'.B27" chart:class="chart:bar">
            <chart:data-point chart:repeated="5"/>
          </chart:series>
          <chart:series chart:style-name="ch11" chart:values-cell-range-address="'alg-ewolucyjny-praw-mutacji'.C5:'alg-ewolucyjny-praw-mutacji'.C5 'alg-ewolucyjny-praw-mutacji'.C10:'alg-ewolucyjny-praw-mutacji'.C10 'alg-ewolucyjny-praw-mutacji'.C15:'alg-ewolucyjny-praw-mutacji'.C15 'alg-ewolucyjny-praw-mutacji'.C20:'alg-ewolucyjny-praw-mutacji'.C20 'alg-ewolucyjny-praw-mutacji'.C25:'alg-ewolucyjny-praw-mutacji'.C25" chart:label-cell-address="'alg-ewolucyjny-praw-mutacji'.B25:'alg-ewolucyjny-praw-mutacji'.B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alg-ewolucyjny-praw-mutacji'.G34:'alg-ewolucyjny-praw-mutacji'.G38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raw-mutacji'.B24:'alg-ewolucyjny-praw-mutacji'.B24</svg:desc>
                </draw:g>
              </table:table-cell>
              <table:table-cell office:value-type="float" office:value="8.36">
                <text:p>8.36</text:p>
                <draw:g>
                  <svg:desc>'alg-ewolucyjny-praw-mutacji'.C4:'alg-ewolucyjny-praw-mutacji'.C4 'alg-ewolucyjny-praw-mutacji'.C9:'alg-ewolucyjny-praw-mutacji'.C9 'alg-ewolucyjny-praw-mutacji'.C14:'alg-ewolucyjny-praw-mutacji'.C14 'alg-ewolucyjny-praw-mutacji'.C19:'alg-ewolucyjny-praw-mutacji'.C19 'alg-ewolucyjny-praw-mutacji'.C24:'alg-ewolucyjny-praw-mutacji'.C24</svg:desc>
                </draw:g>
              </table:table-cell>
              <table:table-cell office:value-type="float" office:value="7.64">
                <text:p>7.64</text:p>
              </table:table-cell>
              <table:table-cell office:value-type="float" office:value="8.84">
                <text:p>8.84</text:p>
              </table:table-cell>
              <table:table-cell office:value-type="float" office:value="7.56">
                <text:p>7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uletka</text:p>
                <draw:g>
                  <svg:desc>'alg-ewolucyjny-praw-mutacji'.B26:'alg-ewolucyjny-praw-mutacji'.B26</svg:desc>
                </draw:g>
              </table:table-cell>
              <table:table-cell office:value-type="float" office:value="5.92">
                <text:p>5.92</text:p>
                <draw:g>
                  <svg:desc>'alg-ewolucyjny-praw-mutacji'.C6:'alg-ewolucyjny-praw-mutacji'.C6 'alg-ewolucyjny-praw-mutacji'.C11:'alg-ewolucyjny-praw-mutacji'.C11 'alg-ewolucyjny-praw-mutacji'.C16:'alg-ewolucyjny-praw-mutacji'.C16 'alg-ewolucyjny-praw-mutacji'.C21:'alg-ewolucyjny-praw-mutacji'.C21 'alg-ewolucyjny-praw-mutacji'.C26:'alg-ewolucyjny-praw-mutacji'.C26</svg:desc>
                </draw:g>
              </table:table-cell>
              <table:table-cell office:value-type="float" office:value="6.07">
                <text:p>6.07</text:p>
              </table:table-cell>
              <table:table-cell office:value-type="float" office:value="6.16">
                <text:p>6.16</text:p>
              </table:table-cell>
              <table:table-cell office:value-type="float" office:value="6.22">
                <text:p>6.2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Turniejowa</text:p>
                <draw:g>
                  <svg:desc>'alg-ewolucyjny-praw-mutacji'.B27:'alg-ewolucyjny-praw-mutacji'.B27</svg:desc>
                </draw:g>
              </table:table-cell>
              <table:table-cell office:value-type="float" office:value="5.67">
                <text:p>5.67</text:p>
                <draw:g>
                  <svg:desc>'alg-ewolucyjny-praw-mutacji'.C7:'alg-ewolucyjny-praw-mutacji'.C7 'alg-ewolucyjny-praw-mutacji'.C12:'alg-ewolucyjny-praw-mutacji'.C12 'alg-ewolucyjny-praw-mutacji'.C17:'alg-ewolucyjny-praw-mutacji'.C17 'alg-ewolucyjny-praw-mutacji'.C22:'alg-ewolucyjny-praw-mutacji'.C22 'alg-ewolucyjny-praw-mutacji'.C27:'alg-ewolucyjny-praw-mutacji'.C27</svg:desc>
                </draw:g>
              </table:table-cell>
              <table:table-cell office:value-type="float" office:value="5.95">
                <text:p>5.95</text:p>
              </table:table-cell>
              <table:table-cell office:value-type="float" office:value="5.59">
                <text:p>5.59</text:p>
              </table:table-cell>
              <table:table-cell office:value-type="float" office:value="5.21">
                <text:p>5.2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Prosta</text:p>
                <draw:g>
                  <svg:desc>'alg-ewolucyjny-praw-mutacji'.B25:'alg-ewolucyjny-praw-mutacji'.B25</svg:desc>
                </draw:g>
              </table:table-cell>
              <table:table-cell office:value-type="float" office:value="5.59">
                <text:p>5.59</text:p>
                <draw:g>
                  <svg:desc>'alg-ewolucyjny-praw-mutacji'.C5:'alg-ewolucyjny-praw-mutacji'.C5 'alg-ewolucyjny-praw-mutacji'.C10:'alg-ewolucyjny-praw-mutacji'.C10 'alg-ewolucyjny-praw-mutacji'.C15:'alg-ewolucyjny-praw-mutacji'.C15 'alg-ewolucyjny-praw-mutacji'.C20:'alg-ewolucyjny-praw-mutacji'.C20 'alg-ewolucyjny-praw-mutacji'.C25:'alg-ewolucyjny-praw-mutacji'.C25</svg:desc>
                </draw:g>
              </table:table-cell>
              <table:table-cell office:value-type="float" office:value="5.28">
                <text:p>5.28</text:p>
              </table:table-cell>
              <table:table-cell office:value-type="float" office:value="5.43">
                <text:p>5.43</text:p>
              </table:table-cell>
              <table:table-cell office:value-type="float" office:value="5.28">
                <text:p>5.28</text:p>
              </table:table-cell>
              <table:table-cell office:value-type="float" office:value="5.68">
                <text:p>5.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.5" chart:origin="0" chart:reverse-direction="false" text:line-break="false" loext:try-staggering-first="false" chart:link-data-style-to-source="true" chart:axis-position="1"/>
      <style:text-properties fo:color="#000000"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5cm" svg:height="10.62cm" xlink:href=".." xlink:type="simple" chart:class="chart:bar" chart:style-name="ch1">
        <chart:title svg:x="3.336cm" svg:y="0.347cm" chart:style-name="ch2">
          <text:p>Wykres średniej liczby populacji dla wybranej wielkości populacji</text:p>
        </chart:title>
        <chart:legend chart:legend-position="end" svg:x="17.643cm" svg:y="4.28cm" style:legend-expansion="high" chart:style-name="ch3"/>
        <chart:plot-area chart:style-name="ch4" table:cell-range-address="'alg-ewolucyjny-populacja'.H10:'alg-ewolucyjny-populacja'.H15 'alg-ewolucyjny-populacja'.B24:'alg-ewolucyjny-populacja'.C27 'alg-ewolucyjny-populacja'.C4:'alg-ewolucyjny-populacja'.C7 'alg-ewolucyjny-populacja'.C9:'alg-ewolucyjny-populacja'.C12 'alg-ewolucyjny-populacja'.C14:'alg-ewolucyjny-populacja'.C17 'alg-ewolucyjny-populacja'.C19:'alg-ewolucyjny-populacja'.C22 'alg-ewolucyjny-populacja'.C29:'alg-ewolucyjny-populacja'.C32" chart:data-source-has-labels="both" svg:x="-0.151cm" svg:y="1.957cm" svg:width="17.096cm" svg:height="7.838cm">
          <chart:coordinate-region svg:x="0.794cm" svg:y="2.152cm" svg:width="16.151cm" svg:height="7.004cm"/>
          <chart:axis chart:dimension="x" chart:name="primary-x" chart:style-name="ch5" chartooo:axis-type="text">
            <chart:categories table:cell-range-address="'alg-ewolucyjny-populacja'.H10:'alg-ewolucyjny-populacja'.H1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alg-ewolucyjny-populacja'.C4:'alg-ewolucyjny-populacja'.C4 'alg-ewolucyjny-populacja'.C9:'alg-ewolucyjny-populacja'.C9 'alg-ewolucyjny-populacja'.C14:'alg-ewolucyjny-populacja'.C14 'alg-ewolucyjny-populacja'.C19:'alg-ewolucyjny-populacja'.C19 'alg-ewolucyjny-populacja'.C24:'alg-ewolucyjny-populacja'.C24 'alg-ewolucyjny-populacja'.C29:'alg-ewolucyjny-populacja'.C29" chart:label-cell-address="'alg-ewolucyjny-populacja'.B24:'alg-ewolucyjny-populacja'.B24" chart:class="chart:bar">
            <chart:data-point chart:repeated="6"/>
          </chart:series>
          <chart:series chart:style-name="ch9" chart:values-cell-range-address="'alg-ewolucyjny-populacja'.C6:'alg-ewolucyjny-populacja'.C6 'alg-ewolucyjny-populacja'.C11:'alg-ewolucyjny-populacja'.C11 'alg-ewolucyjny-populacja'.C16:'alg-ewolucyjny-populacja'.C16 'alg-ewolucyjny-populacja'.C21:'alg-ewolucyjny-populacja'.C21 'alg-ewolucyjny-populacja'.C26:'alg-ewolucyjny-populacja'.C26 'alg-ewolucyjny-populacja'.C31:'alg-ewolucyjny-populacja'.C31" chart:label-cell-address="'alg-ewolucyjny-populacja'.B26:'alg-ewolucyjny-populacja'.B26" chart:class="chart:bar">
            <chart:data-point chart:repeated="6"/>
          </chart:series>
          <chart:series chart:style-name="ch10" chart:values-cell-range-address="'alg-ewolucyjny-populacja'.C7:'alg-ewolucyjny-populacja'.C7 'alg-ewolucyjny-populacja'.C12:'alg-ewolucyjny-populacja'.C12 'alg-ewolucyjny-populacja'.C17:'alg-ewolucyjny-populacja'.C17 'alg-ewolucyjny-populacja'.C22:'alg-ewolucyjny-populacja'.C22 'alg-ewolucyjny-populacja'.C27:'alg-ewolucyjny-populacja'.C27 'alg-ewolucyjny-populacja'.C32:'alg-ewolucyjny-populacja'.C32" chart:label-cell-address="'alg-ewolucyjny-populacja'.B27:'alg-ewolucyjny-populacja'.B27" chart:class="chart:bar">
            <chart:data-point chart:repeated="6"/>
          </chart:series>
          <chart:series chart:style-name="ch11" chart:values-cell-range-address="'alg-ewolucyjny-populacja'.C5:'alg-ewolucyjny-populacja'.C5 'alg-ewolucyjny-populacja'.C10:'alg-ewolucyjny-populacja'.C10 'alg-ewolucyjny-populacja'.C15:'alg-ewolucyjny-populacja'.C15 'alg-ewolucyjny-populacja'.C20:'alg-ewolucyjny-populacja'.C20 'alg-ewolucyjny-populacja'.C25:'alg-ewolucyjny-populacja'.C25 'alg-ewolucyjny-populacja'.C30:'alg-ewolucyjny-populacja'.C30" chart:label-cell-address="'alg-ewolucyjny-populacja'.B25:'alg-ewolucyjny-populacja'.B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'alg-ewolucyjny-populacja'.H10:'alg-ewolucyjny-populacja'.H15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50">
                <text:p>350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opulacja'.B24:'alg-ewolucyjny-populacja'.B24</svg:desc>
                </draw:g>
              </table:table-cell>
              <table:table-cell office:value-type="float" office:value="10.9">
                <text:p>10.9</text:p>
                <draw:g>
                  <svg:desc>'alg-ewolucyjny-populacja'.C4:'alg-ewolucyjny-populacja'.C4 'alg-ewolucyjny-populacja'.C9:'alg-ewolucyjny-populacja'.C9 'alg-ewolucyjny-populacja'.C14:'alg-ewolucyjny-populacja'.C14 'alg-ewolucyjny-populacja'.C19:'alg-ewolucyjny-populacja'.C19 'alg-ewolucyjny-populacja'.C24:'alg-ewolucyjny-populacja'.C24 'alg-ewolucyjny-populacja'.C29:'alg-ewolucyjny-populacja'.C29</svg:desc>
                </draw:g>
              </table:table-cell>
              <table:table-cell office:value-type="float" office:value="10.28">
                <text:p>10.28</text:p>
              </table:table-cell>
              <table:table-cell office:value-type="float" office:value="8.44">
                <text:p>8.44</text:p>
              </table:table-cell>
              <table:table-cell office:value-type="float" office:value="7.37">
                <text:p>7.37</text:p>
              </table:table-cell>
              <table:table-cell office:value-type="float" office:value="6.25">
                <text:p>6.25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Ruletka</text:p>
                <draw:g>
                  <svg:desc>'alg-ewolucyjny-populacja'.B26:'alg-ewolucyjny-populacja'.B26</svg:desc>
                </draw:g>
              </table:table-cell>
              <table:table-cell office:value-type="float" office:value="10.2">
                <text:p>10.2</text:p>
                <draw:g>
                  <svg:desc>'alg-ewolucyjny-populacja'.C6:'alg-ewolucyjny-populacja'.C6 'alg-ewolucyjny-populacja'.C11:'alg-ewolucyjny-populacja'.C11 'alg-ewolucyjny-populacja'.C16:'alg-ewolucyjny-populacja'.C16 'alg-ewolucyjny-populacja'.C21:'alg-ewolucyjny-populacja'.C21 'alg-ewolucyjny-populacja'.C26:'alg-ewolucyjny-populacja'.C26 'alg-ewolucyjny-populacja'.C31:'alg-ewolucyjny-populacja'.C31</svg:desc>
                </draw:g>
              </table:table-cell>
              <table:table-cell office:value-type="float" office:value="8.19">
                <text:p>8.19</text:p>
              </table:table-cell>
              <table:table-cell office:value-type="float" office:value="6.74">
                <text:p>6.74</text:p>
              </table:table-cell>
              <table:table-cell office:value-type="float" office:value="5.64">
                <text:p>5.64</text:p>
              </table:table-cell>
              <table:table-cell office:value-type="float" office:value="5.7">
                <text:p>5.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Turniejowa</text:p>
                <draw:g>
                  <svg:desc>'alg-ewolucyjny-populacja'.B27:'alg-ewolucyjny-populacja'.B27</svg:desc>
                </draw:g>
              </table:table-cell>
              <table:table-cell office:value-type="float" office:value="9.81">
                <text:p>9.81</text:p>
                <draw:g>
                  <svg:desc>'alg-ewolucyjny-populacja'.C7:'alg-ewolucyjny-populacja'.C7 'alg-ewolucyjny-populacja'.C12:'alg-ewolucyjny-populacja'.C12 'alg-ewolucyjny-populacja'.C17:'alg-ewolucyjny-populacja'.C17 'alg-ewolucyjny-populacja'.C22:'alg-ewolucyjny-populacja'.C22 'alg-ewolucyjny-populacja'.C27:'alg-ewolucyjny-populacja'.C27 'alg-ewolucyjny-populacja'.C32:'alg-ewolucyjny-populacja'.C32</svg:desc>
                </draw:g>
              </table:table-cell>
              <table:table-cell office:value-type="float" office:value="7.27">
                <text:p>7.27</text:p>
              </table:table-cell>
              <table:table-cell office:value-type="float" office:value="5.71">
                <text:p>5.71</text:p>
              </table:table-cell>
              <table:table-cell office:value-type="float" office:value="5.42">
                <text:p>5.42</text:p>
              </table:table-cell>
              <table:table-cell office:value-type="float" office:value="4.91">
                <text:p>4.9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Prosta</text:p>
                <draw:g>
                  <svg:desc>'alg-ewolucyjny-populacja'.B25:'alg-ewolucyjny-populacja'.B25</svg:desc>
                </draw:g>
              </table:table-cell>
              <table:table-cell office:value-type="float" office:value="8.39">
                <text:p>8.39</text:p>
                <draw:g>
                  <svg:desc>'alg-ewolucyjny-populacja'.C5:'alg-ewolucyjny-populacja'.C5 'alg-ewolucyjny-populacja'.C10:'alg-ewolucyjny-populacja'.C10 'alg-ewolucyjny-populacja'.C15:'alg-ewolucyjny-populacja'.C15 'alg-ewolucyjny-populacja'.C20:'alg-ewolucyjny-populacja'.C20 'alg-ewolucyjny-populacja'.C25:'alg-ewolucyjny-populacja'.C25 'alg-ewolucyjny-populacja'.C30:'alg-ewolucyjny-populacja'.C30</svg:desc>
                </draw:g>
              </table:table-cell>
              <table:table-cell office:value-type="float" office:value="6.36">
                <text:p>6.36</text:p>
              </table:table-cell>
              <table:table-cell office:value-type="float" office:value="5.34">
                <text:p>5.34</text:p>
              </table:table-cell>
              <table:table-cell office:value-type="float" office:value="5.43">
                <text:p>5.43</text:p>
              </table:table-cell>
              <table:table-cell office:value-type="float" office:value="5.15">
                <text:p>5.15</text:p>
              </table:table-cell>
              <table:table-cell office:value-type="float" office:value="4.89">
                <text:p>4.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13cm" svg:y="0.315cm" chart:style-name="ch2">
          <text:p>Wykres średniej liczby populacji dla wybranych metod selekcji dla zmiany procentu osobnikó używanych do reprodukcji</text:p>
        </chart:title>
        <chart:legend chart:legend-position="bottom" svg:x="4.299cm" svg:y="8.409cm" style:legend-expansion="wide" chart:style-name="ch3"/>
        <chart:plot-area chart:style-name="ch4" table:cell-range-address="'alg-ewolucyjny-reproduckja'.G34:'alg-ewolucyjny-reproduckja'.G37 'alg-ewolucyjny-reproduckja'.B19:'alg-ewolucyjny-reproduckja'.C22 'alg-ewolucyjny-reproduckja'.C4:'alg-ewolucyjny-reproduckja'.C7 'alg-ewolucyjny-reproduckja'.C9:'alg-ewolucyjny-reproduckja'.C12 'alg-ewolucyjny-reproduckja'.C14:'alg-ewolucyjny-reproduckja'.C17" chart:data-source-has-labels="both" svg:x="0.32cm" svg:y="2.29cm" svg:width="15.36cm" svg:height="5.755cm">
          <chart:coordinate-region svg:x="1.065cm" svg:y="2.485cm" svg:width="14.615cm" svg:height="4.921cm"/>
          <chart:axis chart:dimension="x" chart:name="primary-x" chart:style-name="ch5" chartooo:axis-type="text">
            <chart:categories table:cell-range-address="'alg-ewolucyjny-reproduckja'.G34:'alg-ewolucyjny-reproduckja'.G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reproduckja'.C4:'alg-ewolucyjny-reproduckja'.C4 'alg-ewolucyjny-reproduckja'.C9:'alg-ewolucyjny-reproduckja'.C9 'alg-ewolucyjny-reproduckja'.C14:'alg-ewolucyjny-reproduckja'.C14 'alg-ewolucyjny-reproduckja'.C19:'alg-ewolucyjny-reproduckja'.C19" chart:label-cell-address="'alg-ewolucyjny-reproduckja'.B19:'alg-ewolucyjny-reproduckja'.B19" chart:class="chart:bar">
            <chart:data-point chart:repeated="4"/>
          </chart:series>
          <chart:series chart:style-name="ch9" chart:values-cell-range-address="'alg-ewolucyjny-reproduckja'.C6:'alg-ewolucyjny-reproduckja'.C6 'alg-ewolucyjny-reproduckja'.C11:'alg-ewolucyjny-reproduckja'.C11 'alg-ewolucyjny-reproduckja'.C16:'alg-ewolucyjny-reproduckja'.C16 'alg-ewolucyjny-reproduckja'.C21:'alg-ewolucyjny-reproduckja'.C21" chart:label-cell-address="'alg-ewolucyjny-reproduckja'.B21:'alg-ewolucyjny-reproduckja'.B21" chart:class="chart:bar">
            <chart:data-point chart:repeated="4"/>
          </chart:series>
          <chart:series chart:style-name="ch10" chart:values-cell-range-address="'alg-ewolucyjny-reproduckja'.C7:'alg-ewolucyjny-reproduckja'.C7 'alg-ewolucyjny-reproduckja'.C12:'alg-ewolucyjny-reproduckja'.C12 'alg-ewolucyjny-reproduckja'.C17:'alg-ewolucyjny-reproduckja'.C17 'alg-ewolucyjny-reproduckja'.C22:'alg-ewolucyjny-reproduckja'.C22" chart:label-cell-address="'alg-ewolucyjny-reproduckja'.B22:'alg-ewolucyjny-reproduckja'.B22" chart:class="chart:bar">
            <chart:data-point chart:repeated="4"/>
          </chart:series>
          <chart:series chart:style-name="ch11" chart:values-cell-range-address="'alg-ewolucyjny-reproduckja'.C5:'alg-ewolucyjny-reproduckja'.C5 'alg-ewolucyjny-reproduckja'.C10:'alg-ewolucyjny-reproduckja'.C10 'alg-ewolucyjny-reproduckja'.C15:'alg-ewolucyjny-reproduckja'.C15 'alg-ewolucyjny-reproduckja'.C20:'alg-ewolucyjny-reproduckja'.C20" chart:label-cell-address="'alg-ewolucyjny-reproduckja'.B20:'alg-ewolucyjny-reproduckja'.B2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25">
                <text:p>0.25</text:p>
                <draw:g>
                  <svg:desc>'alg-ewolucyjny-reproduckja'.G34:'alg-ewolucyjny-reproduckja'.G3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reproduckja'.B19:'alg-ewolucyjny-reproduckja'.B19</svg:desc>
                </draw:g>
              </table:table-cell>
              <table:table-cell office:value-type="float" office:value="8.46">
                <text:p>8.46</text:p>
                <draw:g>
                  <svg:desc>'alg-ewolucyjny-reproduckja'.C4:'alg-ewolucyjny-reproduckja'.C4 'alg-ewolucyjny-reproduckja'.C9:'alg-ewolucyjny-reproduckja'.C9 'alg-ewolucyjny-reproduckja'.C14:'alg-ewolucyjny-reproduckja'.C14 'alg-ewolucyjny-reproduckja'.C19:'alg-ewolucyjny-reproduckja'.C19</svg:desc>
                </draw:g>
              </table:table-cell>
              <table:table-cell office:value-type="float" office:value="7.94">
                <text:p>7.94</text:p>
              </table:table-cell>
              <table:table-cell office:value-type="float" office:value="7.78">
                <text:p>7.7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Ruletka</text:p>
                <draw:g>
                  <svg:desc>'alg-ewolucyjny-reproduckja'.B21:'alg-ewolucyjny-reproduckja'.B21</svg:desc>
                </draw:g>
              </table:table-cell>
              <table:table-cell office:value-type="float" office:value="7.11">
                <text:p>7.11</text:p>
                <draw:g>
                  <svg:desc>'alg-ewolucyjny-reproduckja'.C6:'alg-ewolucyjny-reproduckja'.C6 'alg-ewolucyjny-reproduckja'.C11:'alg-ewolucyjny-reproduckja'.C11 'alg-ewolucyjny-reproduckja'.C16:'alg-ewolucyjny-reproduckja'.C16 'alg-ewolucyjny-reproduckja'.C21:'alg-ewolucyjny-reproduckja'.C21</svg:desc>
                </draw:g>
              </table:table-cell>
              <table:table-cell office:value-type="float" office:value="6.96">
                <text:p>6.96</text:p>
              </table:table-cell>
              <table:table-cell office:value-type="float" office:value="6.5">
                <text:p>6.5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Turniejowa</text:p>
                <draw:g>
                  <svg:desc>'alg-ewolucyjny-reproduckja'.B22:'alg-ewolucyjny-reproduckja'.B22</svg:desc>
                </draw:g>
              </table:table-cell>
              <table:table-cell office:value-type="float" office:value="5.88">
                <text:p>5.88</text:p>
                <draw:g>
                  <svg:desc>'alg-ewolucyjny-reproduckja'.C7:'alg-ewolucyjny-reproduckja'.C7 'alg-ewolucyjny-reproduckja'.C12:'alg-ewolucyjny-reproduckja'.C12 'alg-ewolucyjny-reproduckja'.C17:'alg-ewolucyjny-reproduckja'.C17 'alg-ewolucyjny-reproduckja'.C22:'alg-ewolucyjny-reproduckja'.C22</svg:desc>
                </draw:g>
              </table:table-cell>
              <table:table-cell office:value-type="float" office:value="5.86">
                <text:p>5.86</text:p>
              </table:table-cell>
              <table:table-cell office:value-type="float" office:value="5.58">
                <text:p>5.5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Prosta</text:p>
                <draw:g>
                  <svg:desc>'alg-ewolucyjny-reproduckja'.B20:'alg-ewolucyjny-reproduckja'.B20</svg:desc>
                </draw:g>
              </table:table-cell>
              <table:table-cell office:value-type="float" office:value="5.45">
                <text:p>5.45</text:p>
                <draw:g>
                  <svg:desc>'alg-ewolucyjny-reproduckja'.C5:'alg-ewolucyjny-reproduckja'.C5 'alg-ewolucyjny-reproduckja'.C10:'alg-ewolucyjny-reproduckja'.C10 'alg-ewolucyjny-reproduckja'.C15:'alg-ewolucyjny-reproduckja'.C15 'alg-ewolucyjny-reproduckja'.C20:'alg-ewolucyjny-reproduckja'.C20</svg:desc>
                </draw:g>
              </table:table-cell>
              <table:table-cell office:value-type="float" office:value="5.12">
                <text:p>5.12</text:p>
              </table:table-cell>
              <table:table-cell office:value-type="float" office:value="4.91">
                <text:p>4.91</text:p>
              </table:table-cell>
              <table:table-cell office:value-type="float" office:value="5.44">
                <text:p>5.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